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ac81" officeooo:paragraph-rsid="0009ac81"/>
    </style:style>
    <style:style style:name="P2" style:family="paragraph" style:parent-style-name="Standard">
      <style:text-properties officeooo:rsid="0009ac81" officeooo:paragraph-rsid="000bb31b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9ac81" officeooo:paragraph-rsid="0009ac81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d773b" officeooo:paragraph-rsid="000d773b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3b7c4" officeooo:paragraph-rsid="0013b7c4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dc1fa" officeooo:paragraph-rsid="001dc1fa" style:font-weight-asian="bold" style:font-weight-complex="bold"/>
    </style:style>
    <style:style style:name="P7" style:family="paragraph" style:parent-style-name="Standard">
      <style:text-properties officeooo:rsid="000d773b" officeooo:paragraph-rsid="000d773b"/>
    </style:style>
    <style:style style:name="P8" style:family="paragraph" style:parent-style-name="Standard">
      <style:text-properties officeooo:rsid="0013b7c4" officeooo:paragraph-rsid="0013b7c4"/>
    </style:style>
    <style:style style:name="P9" style:family="paragraph" style:parent-style-name="Standard">
      <style:text-properties officeooo:rsid="001dc1fa" officeooo:paragraph-rsid="001dc1fa"/>
    </style:style>
    <style:style style:name="P10" style:family="paragraph" style:parent-style-name="Standard" style:list-style-name="L1">
      <style:text-properties officeooo:rsid="000a1da7" officeooo:paragraph-rsid="000bb31b"/>
    </style:style>
    <style:style style:name="P11" style:family="paragraph" style:parent-style-name="Standard" style:list-style-name="L1">
      <style:text-properties officeooo:rsid="0009ac81" officeooo:paragraph-rsid="000bb31b"/>
    </style:style>
    <style:style style:name="P12" style:family="paragraph" style:parent-style-name="Standard" style:list-style-name="L2">
      <style:text-properties officeooo:rsid="0010a804" officeooo:paragraph-rsid="000d773b"/>
    </style:style>
    <style:style style:name="P13" style:family="paragraph" style:parent-style-name="Standard" style:list-style-name="L2">
      <style:text-properties officeooo:rsid="000d773b" officeooo:paragraph-rsid="0017f99d"/>
    </style:style>
    <style:style style:name="P14" style:family="paragraph" style:parent-style-name="Standard" style:list-style-name="L3">
      <style:text-properties officeooo:rsid="00123440" officeooo:paragraph-rsid="000d773b"/>
    </style:style>
    <style:style style:name="P15" style:family="paragraph" style:parent-style-name="Standard" style:list-style-name="L4">
      <style:text-properties officeooo:rsid="0017f99d" officeooo:paragraph-rsid="001ad542"/>
    </style:style>
    <style:style style:name="P16" style:family="paragraph" style:parent-style-name="Standard" style:list-style-name="L4">
      <style:text-properties officeooo:rsid="001c45c7" officeooo:paragraph-rsid="001c45c7"/>
    </style:style>
    <style:style style:name="P17" style:family="paragraph" style:parent-style-name="Standard">
      <style:text-properties officeooo:rsid="001dc1fa" officeooo:paragraph-rsid="001dc1fa"/>
    </style:style>
    <style:style style:name="P18" style:family="paragraph" style:parent-style-name="Standard">
      <style:text-properties officeooo:rsid="001e8ac4" officeooo:paragraph-rsid="001e8ac4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1e8ac4" officeooo:paragraph-rsid="001e8ac4" style:font-weight-asian="bold" style:font-weight-complex="bold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24944f" officeooo:paragraph-rsid="0024944f" style:font-weight-asian="bold" style:font-weight-complex="bold"/>
    </style:style>
    <style:style style:name="P21" style:family="paragraph" style:parent-style-name="Standard">
      <style:text-properties officeooo:rsid="0024944f" officeooo:paragraph-rsid="0024944f"/>
    </style:style>
    <style:style style:name="T1" style:family="text">
      <style:text-properties officeooo:rsid="000d773b"/>
    </style:style>
    <style:style style:name="T2" style:family="text">
      <style:text-properties officeooo:rsid="001f49bf"/>
    </style:style>
    <style:style style:name="T3" style:family="text">
      <style:text-properties officeooo:rsid="0021474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Q1</text:p>
      <text:p text:style-name="P1"/>
      <text:list xml:id="list62029336" text:style-name="L1">
        <text:list-item>
          <text:p text:style-name="P10">Ignorar espaços tabulações, saltos de linha e comentários.</text:p>
        </text:list-item>
        <text:list-item>
          <text:p text:style-name="P10"><text:tab/>Dividir os caracteres da entrada em lexemas e salvá-los em tokens para identificação posterior.</text:p>
        </text:list-item>
        <text:list-item>
          <text:p text:style-name="P11"><text:tab/><text:span text:style-name="T1">Guardar linha e coluna para uma possível identificação de erro.</text:span></text:p>
        </text:list-item>
      </text:list>
      <text:p text:style-name="P2"/>
      <text:p text:style-name="P4">Q2</text:p>
      <text:p text:style-name="P7"/>
      <text:list xml:id="list1422523160" text:style-name="L2">
        <text:list-item>
          <text:p text:style-name="P12">Token é um objeto que armazena os lexemas. Contém nome a um atributo opcional. Ex.: &lt;+&gt; &lt;-&gt; &lt;num, 10&gt;</text:p>
        </text:list-item>
        <text:list-item>
          <text:p text:style-name="P13">Padrão é uma descrição da forma que as sequências de caracteres podem assumir. </text:p>
          <text:p text:style-name="P13">Ex.: a letra ‘a’, depois o número 54, depois ‘_’, depois ;-; e por fim, qualquer letra minúscula.</text:p>
        </text:list-item>
      </text:list>
      <text:list xml:id="list2645739620" text:style-name="L3">
        <text:list-item>
          <text:p text:style-name="P14">Lexema é uma sequência de caracteres no programa fonte que casa com o padrão para um token.</text:p>
        </text:list-item>
      </text:list>
      <text:p text:style-name="P7"/>
      <text:p text:style-name="P5">Q3</text:p>
      <text:p text:style-name="P8"/>
      <text:list xml:id="list2393631644" text:style-name="L4">
        <text:list-item>
          <text:p text:style-name="P15">Quando mais de um lexema casar com o padrão de um token. </text:p>
          <text:p text:style-name="P15">Ex.: Os lexemas ‘5’ e ‘6,0’ casam com o padrão de um num. Os lexemas ‘total’, ‘cont’ e ‘val’ casam com o padrão de um ‘id’.</text:p>
        </text:list-item>
        <text:list-item>
          <text:p text:style-name="P16">Quando for necessário no futuro do programa.</text:p>
        </text:list-item>
      </text:list>
      <text:p text:style-name="P9"/>
      <text:p text:style-name="P19">Q6</text:p>
      <text:p text:style-name="P18"/>
      <text:p text:style-name="P18"><text:tab/>São identificadores de expressões regulares. Essa identificação pode ser usada em outras expressões regulares. <text:span text:style-name="T2">Ex.: letra → [a-zA-Z]. ‘letra’ é uma definição regula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adrão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o_20_com_20_seta" style:display-name="Objeto com seta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m_20_sombra" style:display-name="Objeto com sombra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" style:display-name="Objeto sem preenchimento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o_20_do_20_texto" style:display-name="Corpo do texto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o_20_do_20_texto_20_justificado" style:display-name="Corpo do texto justificado" style:family="paragraph" style:parent-style-name="Padrão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Recuo_20_da_20_primeira_20_linha" style:display-name="Recuo da primeira linh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1" style:family="paragraph" style:parent-style-name="Padrão" style:default-outline-level="">
      <style:paragraph-properties fo:margin-top="0cm" fo:margin-bottom="0cm" loext:contextual-spacing="false" style:line-height-at-least="0.353cm" fo:text-align="center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2" style:family="paragraph" style:parent-style-name="Padrão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nha_20_de_20_cota" style:display-name="Linha de cota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lide_20_de_20_título_7e_LT_7e_Gliederung_20_1" style:display-name="Slide de título~LT~Gliederung 1" style:family="paragraph" style:default-outline-level="">
      <style:paragraph-properties fo:margin-top="0.499cm" fo:margin-bottom="0cm" loext:contextual-spacing="false" fo:line-height="120%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lide_20_de_20_título_7e_LT_7e_Gliederung_20_2" style:display-name="Slide de título~LT~Gliederung 2" style:family="paragraph" style:parent-style-name="Slide_20_de_20_título_7e_LT_7e_Gliederung_20_1" style:default-outline-level="">
      <style:paragraph-properties fo:margin-top="0.4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lide_20_de_20_título_7e_LT_7e_Gliederung_20_3" style:display-name="Slide de título~LT~Gliederung 3" style:family="paragraph" style:parent-style-name="Slide_20_de_20_título_7e_LT_7e_Gliederung_20_2" style:default-outline-level="">
      <style:paragraph-properties fo:margin-top="0.3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Slide_20_de_20_título_7e_LT_7e_Gliederung_20_4" style:display-name="Slide de título~LT~Gliederung 4" style:family="paragraph" style:parent-style-name="Slide_20_de_20_título_7e_LT_7e_Gliederung_20_3" style:default-outline-level="">
      <style:paragraph-properties fo:margin-top="0.199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Slide_20_de_20_título_7e_LT_7e_Gliederung_20_5" style:display-name="Slide de título~LT~Gliederung 5" style:family="paragraph" style:parent-style-name="Slide_20_de_20_título_7e_LT_7e_Gliederung_20_4" style:default-outline-level="">
      <style:paragraph-properties fo:margin-top="0.101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6" style:display-name="Slide de título~LT~Gliederung 6" style:family="paragraph" style:parent-style-name="Slide_20_de_20_título_7e_LT_7e_Gliederung_20_5" style:default-outline-level="">
      <style:paragraph-properties fo:margin-top="0.101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7" style:display-name="Slide de título~LT~Gliederung 7" style:family="paragraph" style:parent-style-name="Slide_20_de_20_título_7e_LT_7e_Gliederung_20_6" style:default-outline-level="">
      <style:paragraph-properties fo:margin-top="0.101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8" style:display-name="Slide de título~LT~Gliederung 8" style:family="paragraph" style:parent-style-name="Slide_20_de_20_título_7e_LT_7e_Gliederung_20_7" style:default-outline-level="">
      <style:paragraph-properties fo:margin-top="0.101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9" style:display-name="Slide de título~LT~Gliederung 9" style:family="paragraph" style:parent-style-name="Slide_20_de_20_título_7e_LT_7e_Gliederung_20_8" style:default-outline-level="">
      <style:paragraph-properties fo:margin-top="0.101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Titel" style:display-name="Slide de título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lide_20_de_20_título_7e_LT_7e_Untertitel" style:display-name="Slide de título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lide_20_de_20_título_7e_LT_7e_Notizen" style:display-name="Slide de títul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lide_20_de_20_título_7e_LT_7e_Hintergrundobjekte" style:display-name="Slide de título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lide_20_de_20_título_7e_LT_7e_Hintergrund" style:display-name="Slide de título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bjetos_20_do_20_plano_20_de_20_fundo" style:display-name="Objetos do plano de fu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o_20_de_20_fundo" style:display-name="Plano de fu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 style:default-outline-level="">
      <style:paragraph-properties fo:margin-top="0.499cm" fo:margin-bottom="0cm" loext:contextual-spacing="false" fo:line-height="120%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top="0.4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top="0.3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top="0.199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top="0.101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top="0.101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top="0.101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top="0.101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top="0.101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1" style:display-name="Título e conteúdo~LT~Gliederung 1" style:family="paragraph" style:default-outline-level="">
      <style:paragraph-properties fo:margin-top="0.499cm" fo:margin-bottom="0cm" loext:contextual-spacing="false" fo:line-height="120%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_20_e_20_conteúdo_7e_LT_7e_Gliederung_20_2" style:display-name="Título e conteúdo~LT~Gliederung 2" style:family="paragraph" style:parent-style-name="Título_20_e_20_conteúdo_7e_LT_7e_Gliederung_20_1" style:default-outline-level="">
      <style:paragraph-properties fo:margin-top="0.4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_20_e_20_conteúdo_7e_LT_7e_Gliederung_20_3" style:display-name="Título e conteúdo~LT~Gliederung 3" style:family="paragraph" style:parent-style-name="Título_20_e_20_conteúdo_7e_LT_7e_Gliederung_20_2" style:default-outline-level="">
      <style:paragraph-properties fo:margin-top="0.3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ítulo_20_e_20_conteúdo_7e_LT_7e_Gliederung_20_4" style:display-name="Título e conteúdo~LT~Gliederung 4" style:family="paragraph" style:parent-style-name="Título_20_e_20_conteúdo_7e_LT_7e_Gliederung_20_3" style:default-outline-level="">
      <style:paragraph-properties fo:margin-top="0.199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ítulo_20_e_20_conteúdo_7e_LT_7e_Gliederung_20_5" style:display-name="Título e conteúdo~LT~Gliederung 5" style:family="paragraph" style:parent-style-name="Título_20_e_20_conteúdo_7e_LT_7e_Gliederung_20_4" style:default-outline-level="">
      <style:paragraph-properties fo:margin-top="0.101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6" style:display-name="Título e conteúdo~LT~Gliederung 6" style:family="paragraph" style:parent-style-name="Título_20_e_20_conteúdo_7e_LT_7e_Gliederung_20_5" style:default-outline-level="">
      <style:paragraph-properties fo:margin-top="0.101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7" style:display-name="Título e conteúdo~LT~Gliederung 7" style:family="paragraph" style:parent-style-name="Título_20_e_20_conteúdo_7e_LT_7e_Gliederung_20_6" style:default-outline-level="">
      <style:paragraph-properties fo:margin-top="0.101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8" style:display-name="Título e conteúdo~LT~Gliederung 8" style:family="paragraph" style:parent-style-name="Título_20_e_20_conteúdo_7e_LT_7e_Gliederung_20_7" style:default-outline-level="">
      <style:paragraph-properties fo:margin-top="0.101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9" style:display-name="Título e conteúdo~LT~Gliederung 9" style:family="paragraph" style:parent-style-name="Título_20_e_20_conteúdo_7e_LT_7e_Gliederung_20_8" style:default-outline-level="">
      <style:paragraph-properties fo:margin-top="0.101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Titel" style:display-name="Título e conteúdo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_20_e_20_conteúdo_7e_LT_7e_Untertitel" style:display-name="Título e conteúdo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_20_e_20_conteúdo_7e_LT_7e_Notizen" style:display-name="Título e conteúd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_20_e_20_conteúdo_7e_LT_7e_Hintergrundobjekte" style:display-name="Título e conteúdo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ítulo_20_e_20_conteúdo_7e_LT_7e_Hintergrund" style:display-name="Título e conteúdo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1T18:06:26.347542114</meta:creation-date>
    <dc:date>2021-05-04T11:38:55.677364467</dc:date>
    <meta:editing-duration>PT2H44M18S</meta:editing-duration>
    <meta:editing-cycles>27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181" meta:character-count="995" meta:non-whitespace-character-count="834"/>
  </office:meta>
</office:document-meta>
</file>